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Standard">
      <style:text-properties officeooo:rsid="001c39aa" officeooo:paragraph-rsid="0036fb2c"/>
    </style:style>
    <style:style style:name="P48" style:family="paragraph" style:parent-style-name="Standard">
      <style:text-properties officeooo:paragraph-rsid="0036fb2c"/>
    </style:style>
    <style:style style:name="P49" style:family="paragraph" style:parent-style-name="Text_20_body">
      <style:text-properties officeooo:paragraph-rsid="003a954f"/>
    </style:style>
    <style:style style:name="P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2"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text-properties officeooo:paragraph-rsid="003b45b1"/>
    </style:style>
    <style:style style:name="P55" style:family="paragraph" style:parent-style-name="Text_20_body">
      <style:text-properties officeooo:paragraph-rsid="0042116f"/>
    </style:style>
    <style:style style:name="P56" style:family="paragraph" style:parent-style-name="Standard">
      <style:text-properties officeooo:paragraph-rsid="0046ac35"/>
    </style:style>
    <style:style style:name="P57"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8" style:family="paragraph" style:parent-style-name="Text_20_body">
      <style:text-properties officeooo:paragraph-rsid="0046ac35"/>
    </style:style>
    <style:style style:name="P59" style:family="paragraph" style:parent-style-name="Text_20_body">
      <style:text-properties officeooo:rsid="0046ac35" officeooo:paragraph-rsid="0046ac35"/>
    </style:style>
    <style:style style:name="P60" style:family="paragraph" style:parent-style-name="Text_20_body">
      <style:text-properties officeooo:rsid="0047a3f5" officeooo:paragraph-rsid="0047a3f5"/>
    </style:style>
    <style:style style:name="P61" style:family="paragraph" style:parent-style-name="Heading_20_1">
      <style:text-properties officeooo:rsid="001d885a" officeooo:paragraph-rsid="001d885a"/>
    </style:style>
    <style:style style:name="P62" style:family="paragraph" style:parent-style-name="Heading_20_1">
      <style:paragraph-properties fo:break-before="page"/>
      <style:text-properties officeooo:rsid="002fab06" officeooo:paragraph-rsid="002fab06"/>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3a954f" officeooo:paragraph-rsid="003a954f"/>
    </style:style>
    <style:style style:name="P65" style:family="paragraph" style:parent-style-name="Heading_20_1">
      <style:paragraph-properties fo:break-before="page"/>
      <style:text-properties officeooo:rsid="003b45b1" officeooo:paragraph-rsid="003b45b1"/>
    </style:style>
    <style:style style:name="P66" style:family="paragraph" style:parent-style-name="Heading_20_1">
      <style:paragraph-properties fo:break-before="page"/>
      <style:text-properties officeooo:rsid="0046ac35" officeooo:paragraph-rsid="0046ac35"/>
    </style:style>
    <style:style style:name="P67" style:family="paragraph" style:parent-style-name="Heading_20_1">
      <style:text-properties officeooo:rsid="0048e340" officeooo:paragraph-rsid="0048e340"/>
    </style:style>
    <style:style style:name="P68" style:family="paragraph" style:parent-style-name="Heading_20_2">
      <style:text-properties officeooo:rsid="001e65ea" officeooo:paragraph-rsid="001e65ea"/>
    </style:style>
    <style:style style:name="P69" style:family="paragraph" style:parent-style-name="Heading_20_2">
      <style:paragraph-properties fo:break-before="page"/>
      <style:text-properties officeooo:rsid="0025dd2f" officeooo:paragraph-rsid="0025dd2f"/>
    </style:style>
    <style:style style:name="P70" style:family="paragraph" style:parent-style-name="Heading_20_2">
      <style:paragraph-properties fo:break-before="page"/>
      <style:text-properties officeooo:rsid="00288941" officeooo:paragraph-rsid="00288941"/>
    </style:style>
    <style:style style:name="P71" style:family="paragraph" style:parent-style-name="Standard" style:list-style-name="L3">
      <style:text-properties officeooo:rsid="002de917" officeooo:paragraph-rsid="002de917"/>
    </style:style>
    <style:style style:name="P72" style:family="paragraph" style:parent-style-name="Standard" style:list-style-name="L3">
      <style:text-properties style:use-window-font-color="true" loext:opacity="0%" officeooo:rsid="002de917" officeooo:paragraph-rsid="002de917"/>
    </style:style>
    <style:style style:name="P73" style:family="paragraph" style:parent-style-name="Text_20_body" style:list-style-name="L1">
      <style:text-properties officeooo:paragraph-rsid="001d885a"/>
    </style:style>
    <style:style style:name="P74" style:family="paragraph" style:parent-style-name="Text_20_body" style:list-style-name="L1">
      <style:text-properties officeooo:rsid="001d885a" officeooo:paragraph-rsid="001d885a"/>
    </style:style>
    <style:style style:name="P75" style:family="paragraph" style:parent-style-name="Text_20_body" style:list-style-name="L1">
      <style:text-properties officeooo:rsid="001d885a" officeooo:paragraph-rsid="001e65ea"/>
    </style:style>
    <style:style style:name="P76" style:family="paragraph" style:parent-style-name="Text_20_body" style:list-style-name="L1">
      <style:text-properties officeooo:rsid="001e65ea" officeooo:paragraph-rsid="001e65ea"/>
    </style:style>
    <style:style style:name="P77" style:family="paragraph" style:parent-style-name="Text_20_body" style:list-style-name="L1">
      <style:text-properties officeooo:rsid="0022312f" officeooo:paragraph-rsid="0022312f"/>
    </style:style>
    <style:style style:name="P78" style:family="paragraph" style:parent-style-name="Text_20_body" style:list-style-name="L1">
      <style:text-properties officeooo:rsid="00220878" officeooo:paragraph-rsid="00220878"/>
    </style:style>
    <style:style style:name="P79" style:family="paragraph" style:parent-style-name="Text_20_body" style:list-style-name="L1">
      <style:text-properties officeooo:rsid="0023ed55" officeooo:paragraph-rsid="0023ed55"/>
    </style:style>
    <style:style style:name="P80" style:family="paragraph" style:parent-style-name="Text_20_body" style:list-style-name="L2">
      <style:text-properties officeooo:rsid="00288941" officeooo:paragraph-rsid="00288941"/>
    </style:style>
    <style:style style:name="P81" style:family="paragraph" style:parent-style-name="Text_20_body" style:list-style-name="L3">
      <style:text-properties officeooo:rsid="002de917" officeooo:paragraph-rsid="002de917"/>
    </style:style>
    <style:style style:name="P82" style:family="paragraph" style:parent-style-name="Text_20_body" style:list-style-name="L3">
      <style:text-properties style:use-window-font-color="true" loext:opacity="0%" officeooo:paragraph-rsid="002de917"/>
    </style:style>
    <style:style style:name="P83" style:family="paragraph" style:parent-style-name="Text_20_body" style:list-style-name="L4">
      <style:text-properties officeooo:rsid="002fab06" officeooo:paragraph-rsid="002fab06"/>
    </style:style>
    <style:style style:name="P84" style:family="paragraph" style:parent-style-name="Text_20_body">
      <style:text-properties officeooo:paragraph-rsid="0046ac35"/>
    </style:style>
    <style:style style:name="P85" style:family="paragraph" style:parent-style-name="Text_20_body">
      <style:text-properties officeooo:rsid="0048e340" officeooo:paragraph-rsid="0048e340"/>
    </style:style>
    <style:style style:name="P86" style:family="paragraph" style:parent-style-name="Text_20_body">
      <style:text-properties officeooo:paragraph-rsid="0048e340"/>
    </style:style>
    <style:style style:name="P87" style:family="paragraph">
      <style:text-properties fo:font-size="10.5pt" style:font-size-asian="10.5pt" style:font-size-complex="10.5pt"/>
    </style:style>
    <style:style style:name="P88" style:family="paragraph">
      <loext:graphic-properties draw:fill="solid" draw:fill-color="#729fcf"/>
      <style:text-properties fo:font-size="10.5pt" style:font-size-asian="10.5pt" style:font-size-complex="10.5pt"/>
    </style:style>
    <style:style style:name="P89" style:family="paragraph">
      <loext:graphic-properties draw:fill="solid" draw:fill-color="#729fcf"/>
    </style:style>
    <style:style style:name="P90" style:family="paragraph">
      <style:paragraph-properties style:text-autospace="none"/>
    </style:style>
    <style:style style:name="P91" style:family="paragraph">
      <loext:graphic-properties draw:fill="solid" draw:fill-color="#666666"/>
      <style:paragraph-properties style:text-autospace="none" style:writing-mode="lr-tb"/>
      <style:text-properties fo:font-size="12pt"/>
    </style:style>
    <style:style style:name="P92" style:family="paragraph">
      <loext:graphic-properties draw:fill="solid" draw:fill-color="#729fcf"/>
      <style:paragraph-properties style:text-autospace="none" style:writing-mode="lr-tb"/>
      <style:text-properties fo:font-size="12pt"/>
    </style:style>
    <style:style style:name="P93" style:family="paragraph">
      <loext:graphic-properties draw:fill="solid" draw:fill-color="#729fcf"/>
      <style:paragraph-properties style:writing-mode="lr-tb"/>
    </style:style>
    <style:style style:name="P94" style:family="paragraph">
      <loext:graphic-properties draw:fill="none" draw:fill-color="#ffffff"/>
      <style:paragraph-properties style:writing-mode="lr-tb"/>
    </style:style>
    <style:style style:name="P95" style:family="paragraph">
      <loext:graphic-properties draw:fill="none" draw:fill-color="#ffffff"/>
      <style:paragraph-properties style:text-autospace="none" style:writing-mode="lr-tb"/>
      <style:text-properties fo:font-size="12pt"/>
    </style:style>
    <style:style style:name="P96" style:family="paragraph">
      <loext:graphic-properties draw:fill="solid" draw:fill-color="#dddddd"/>
      <style:paragraph-properties style:text-autospace="none" style:writing-mode="lr-tb"/>
      <style:text-properties fo:font-size="12pt"/>
    </style:style>
    <style:style style:name="P97" style:family="paragraph">
      <loext:graphic-properties draw:fill="solid" draw:fill-color="#dddddd"/>
      <style:paragraph-properties style:text-autospace="none" style:writing-mode="lr-tb"/>
      <style:text-properties fo:color="#000000" loext:opacity="100%" fo:font-size="12pt"/>
    </style:style>
    <style:style style:name="P98"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fo:font-size="10.5pt" style:font-size-asian="10.5pt" style:font-size-complex="10.5pt"/>
    </style:style>
    <style:style style:name="T45" style:family="text">
      <style:text-properties fo:color="#cc7832" loext:opacity="100%" style:font-name="JetBrains Mono1" fo:font-size="10pt" style:font-name-asian="JetBrains Mono1" style:font-size-asian="10pt" style:font-name-complex="JetBrains Mono1" style:font-size-complex="10pt"/>
    </style:style>
    <style:style style:name="T46" style:family="text">
      <style:text-properties fo:color="#a9b7c6" loext:opacity="100%" style:font-name="JetBrains Mono1" fo:font-size="10pt" style:font-name-asian="JetBrains Mono1" style:font-size-asian="10pt" style:font-name-complex="JetBrains Mono1" style:font-size-complex="10pt"/>
    </style:style>
    <style:style style:name="T47" style:family="text">
      <style:text-properties fo:color="#6a8759" loext:opacity="100%" style:font-name="JetBrains Mono1" fo:font-size="10pt" style:font-name-asian="JetBrains Mono1" style:font-size-asian="10pt" style:font-name-complex="JetBrains Mono1" style:font-size-complex="10pt"/>
    </style:style>
    <style:style style:name="T48" style:family="text">
      <style:text-properties fo:color="#bbb529" loext:opacity="100%" style:font-name="JetBrains Mono1" fo:font-size="10pt" style:font-name-asian="JetBrains Mono1" style:font-size-asian="10pt" style:font-name-complex="JetBrains Mono1" style:font-size-complex="10pt"/>
    </style:style>
    <style:style style:name="T49"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0" style:family="text">
      <style:text-properties fo:color="#9876aa" loext:opacity="100%" style:font-name="JetBrains Mono1" fo:font-size="10pt" style:font-name-asian="JetBrains Mono1" style:font-size-asian="10pt" style:font-name-complex="JetBrains Mono1" style:font-size-complex="10pt"/>
    </style:style>
    <style:style style:name="T51" style:family="text">
      <style:text-properties fo:color="#ffc66d" loext:opacity="100%" style:font-name="JetBrains Mono1" fo:font-size="10pt" style:font-name-asian="JetBrains Mono1" style:font-size-asian="10pt" style:font-name-complex="JetBrains Mono1" style:font-size-complex="10pt"/>
    </style:style>
    <style:style style:name="T52" style:family="text">
      <style:text-properties fo:color="#808080" loext:opacity="100%" style:font-name="JetBrains Mono1" fo:font-size="10pt" style:font-name-asian="JetBrains Mono1" style:font-size-asian="10pt" style:font-name-complex="JetBrains Mono1" style:font-size-complex="10pt"/>
    </style:style>
    <style:style style:name="T53" style:family="text">
      <style:text-properties fo:color="#00000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8.511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Section 7 Web Development with Spring MVC</text:h>
      <text:p text:style-name="P2"/>
      <text:h text:style-name="P68"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2" draw:name="Frame1" text:anchor-type="paragraph" svg:x="0.549cm" svg:y="-0.076cm" svg:width="15.52cm" draw:z-index="0"><draw:text-box fo:min-height="3.357cm"><text:p text:style-name="Drawing"><draw:frame text:anchor-type="paragraph" draw:z-index="1" draw:name="Shape1" draw:style-name="gr21" draw:text-style-name="P98"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059090870" text:style-name="L1">
        <text:list-item>
          <text:p text:style-name="P74">I created a Maven project using <text:a xlink:type="simple" xlink:href="https://start.spring.io/" text:style-name="Internet_20_link" text:visited-style-name="Visited_20_Internet_20_Link">https://start.spring.io/</text:a></text:p>
          <text:list>
            <text:list-item>
              <text:p text:style-name="P74">java -. maven – 2.7.8 - </text:p>
            </text:list-item>
            <text:list-item>
              <text:p text:style-name="P74">&lt;groupId&gt;guru.springframework&lt;/groupId&gt;</text:p>
            </text:list-item>
            <text:list-item>
              <text:p text:style-name="P74">&lt;artifactId&gt;recipe&lt;/artifactId&gt;</text:p>
            </text:list-item>
            <text:list-item>
              <text:p text:style-name="P74"><text:tab/>&lt;name&gt;recipe&lt;/name&gt;</text:p>
            </text:list-item>
            <text:list-item>
              <text:p text:style-name="P74"><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81154776242072" text:continue-numbering="true" text:style-name="L1">
        <text:list-item>
          <text:p text:style-name="P75">Named my project folder same as artifactId – recipe</text:p>
        </text:list-item>
        <text:list-item>
          <text:p text:style-name="P76">extracted contents to the project’s current location.</text:p>
        </text:list-item>
        <text:list-item>
          <text:p text:style-name="P73"><text:span text:style-name="T2">made it a git </text:span><text:span text:style-name="T1">reposotory,a README.md,</text:span><text:span text:style-name="T2">created a master branch and an .gitignore file</text:span></text:p>
          <text:list>
            <text:list-header>
              <text:p text:style-name="P74">&gt; git init</text:p>
              <text:p text:style-name="P74">&gt;git switch -c master</text:p>
            </text:list-header>
            <text:list-item>
              <text:p text:style-name="P77">&gt; add and commit changes</text:p>
            </text:list-item>
            <text:list-item>
              <text:p text:style-name="P77">&gt; git add .</text:p>
            </text:list-item>
            <text:list-item>
              <text:p text:style-name="P77">&gt; git commit -m “add recipe project”</text:p>
            </text:list-item>
          </text:list>
        </text:list-item>
        <text:list-item>
          <text:p text:style-name="P76">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81153296917673" text:continue-numbering="true" text:style-name="L1">
        <text:list-item>
          <text:p text:style-name="P76">Pushed my local master branch to gitub.</text:p>
          <text:list>
            <text:list-header>
              <text:p text:style-name="P78">&gt; git push origin master</text:p>
            </text:list-header>
          </text:list>
        </text:list-item>
        <text:list-item>
          <text:p text:style-name="P79">open project in IDE (IntelliJ) and commit changes to this file</text:p>
        </text:list-item>
      </text:list>
      <text:p text:style-name="P4"/>
      <text:h text:style-name="P69"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20" draw:text-style-name="P98"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70" text:outline-level="2">Lesson 101 Create Index Page</text:h>
      <text:p text:style-name="P28"/>
      <text:list xml:id="list1819130172" text:style-name="L2">
        <text:list-item>
          <text:p text:style-name="P80">Create a controller</text:p>
        </text:list-item>
      </text:list>
      <text:p text:style-name="P27"/>
      <text:p text:style-name="P27"><draw:frame draw:style-name="fr2" draw:name="Frame3" text:anchor-type="paragraph" svg:x="0.467cm" svg:y="-0.116cm" svg:width="14.395cm" draw:z-index="6"><draw:text-box fo:min-height="8.634cm"><text:p text:style-name="Drawing"><draw:frame text:anchor-type="paragraph" draw:z-index="7" draw:name="Shape4" draw:style-name="gr18" draw:text-style-name="P96" svg:width="14.394cm" svg:height="8.633cm" svg:x="0cm" svg:y="0cm"><draw:text-box><text:p text:style-name="P90"><text:span text:style-name="T53">package guru.springframework.controllers;</text:span><text:span text:style-name="T53"><text:line-break/></text:span><text:span text:style-name="T53"><text:line-break/></text:span><text:span text:style-name="T53">import org.springframework.stereotype.Controller;</text:span><text:span text:style-name="T53"><text:line-break/></text:span><text:span text:style-name="T53">import org.springframework.web.bind.annotation.RequestMapping;</text:span><text:span text:style-name="T53"><text:line-break/></text:span><text:span text:style-name="T53"><text:line-break/></text:span><text:span text:style-name="T53">/*</text:span><text:span text:style-name="T53"><text:line-break/></text:span><text:span text:style-name="T53"> <text:s text:c="3"/>Tells Spring that this is a Bean</text:span><text:span text:style-name="T53"><text:line-break/></text:span><text:span text:style-name="T53"> */</text:span><text:span text:style-name="T53"><text:line-break/></text:span><text:span text:style-name="T53">@Controller</text:span><text:span text:style-name="T53"><text:line-break/></text:span><text:span text:style-name="T53">public class IndexController {</text:span><text:span text:style-name="T53"><text:line-break/></text:span><text:span text:style-name="T53"><text:line-break/></text:span><text:span text:style-name="T53"> <text:s text:c="3"/>/*</text:span><text:span text:style-name="T53"><text:line-break/></text:span><text:span text:style-name="T53"> <text:s text:c="7"/>@RequestMapping({"","/","/index"}) is the URL path to the index.html page</text:span><text:span text:style-name="T53"><text:line-break/></text:span><text:span text:style-name="T53"> <text:s text:c="6"/>return "index" name must match the actual htm file name</text:span><text:span text:style-name="T53"><text:line-break/></text:span><text:span text:style-name="T53"> <text:s text:c="4"/>*/</text:span><text:span text:style-name="T53"><text:line-break/></text:span><text:span text:style-name="T53"> <text:s text:c="3"/>@RequestMapping({"","/","/index"})</text:span><text:span text:style-name="T53"><text:line-break/></text:span><text:span text:style-name="T53"> <text:s text:c="3"/>public String getIndexPage(){</text:span><text:span text:style-name="T53"><text:line-break/></text:span><text:span text:style-name="T53"> <text:s text:c="7"/>return "index";</text:span><text:span text:style-name="T53"><text:line-break/></text:span><text:span text:style-name="T53"> <text:s text:c="3"/>}</text:span><text:span text:style-name="T53"><text:line-break/></text:span><text:span text:style-name="T53">}</text:span><text:span text:style-name="T46"><text:line-break/></text:span><text:span text:style-name="T46"/></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81154611447955" text:continue-numbering="true" text:style-name="L2">
        <text:list-item>
          <text:p text:style-name="P80">Create the View (index.html)</text:p>
        </text:list-item>
      </text:list>
      <text:p text:style-name="P27"/>
      <text:p text:style-name="P1"><draw:frame draw:style-name="fr2" draw:name="Frame2" text:anchor-type="paragraph" svg:x="0.33cm" svg:y="0.199cm" svg:width="10.134cm" draw:z-index="4"><draw:text-box fo:min-height="5.891cm"><text:p text:style-name="Drawing"><draw:frame text:anchor-type="paragraph" draw:z-index="5" draw:name="Shape3" draw:style-name="gr19" draw:text-style-name="P97" svg:width="10.133cm" svg:height="5.89cm" svg:x="0cm" svg:y="0cm"><draw:text-box><text:p text:style-name="P90"><text:span text:style-name="T53">&lt;!DOCTYPE html&gt;</text:span><text:span text:style-name="T53"><text:line-break/></text:span><text:span text:style-name="T53">&lt;html lang="en" xmlns:th="http://www.thymeleaf.org"&gt;</text:span><text:span text:style-name="T53"><text:line-break/></text:span><text:span text:style-name="T53">&lt;head&gt;</text:span><text:span text:style-name="T53"><text:line-break/></text:span><text:span text:style-name="T53"> <text:s text:c="3"/>&lt;meta charset="UTF-8"/&gt;</text:span><text:span text:style-name="T53"><text:line-break/></text:span><text:span text:style-name="T53"> <text:s text:c="3"/>&lt;title&gt;Recipe Home&lt;/title&gt;</text:span><text:span text:style-name="T53"><text:line-break/></text:span><text:span text:style-name="T53">&lt;/head&gt;</text:span><text:span text:style-name="T53"><text:line-break/></text:span><text:span text:style-name="T53">&lt;body&gt;</text:span><text:span text:style-name="T53"><text:line-break/></text:span><text:span text:style-name="T53">&lt;h1&gt;My Recipes!&lt;/h1&gt;</text:span><text:span text:style-name="T53"><text:line-break/></text:span><text:span text:style-name="T53">&lt;/body&gt;</text:span><text:span text:style-name="T53"><text:line-break/></text:span><text:span text:style-name="T53">&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1" draw:name="Frame4" text:anchor-type="char" svg:width="10.839cm" draw:z-index="8"><draw:text-box fo:min-height="9.825cm"><text:p text:style-name="Figure"><draw:frame draw:style-name="fr8"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Frame5" text:anchor-type="char" svg:width="17cm" draw:z-index="10"><draw:text-box fo:min-height="9.675cm"><text:p text:style-name="Figure"><draw:frame draw:style-name="fr8"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17" draw:text-style-name="P9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16" draw:text-style-name="P9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15" draw:text-style-name="P9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14" draw:text-style-name="P9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3413297069" text:style-name="L3">
        <text:list-item>
          <text:p text:style-name="P81">see use of tags when craeting the entities on the object model</text:p>
          <text:list>
            <text:list-item>
              <text:p text:style-name="P81">@Entity – class is an entity</text:p>
            </text:list-item>
            <text:list-item>
              <text:p text:style-name="P81">@ID – primary key for the entity</text:p>
            </text:list-item>
            <text:list-item>
              <text:p text:style-name="P82"><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71">@OneToOne – a One to one relationship</text:p>
            </text:list-item>
            <text:list-item>
              <text:p text:style-name="P72"><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8"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2"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1991004400" text:style-name="L4">
        <text:list-item>
          <text:p text:style-name="P83">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13" draw:text-style-name="P93"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81154661520263" text:continue-numbering="true" text:style-name="L4">
        <text:list-item>
          <text:list>
            <text:list-item>
              <text:p text:style-name="P83">Engredient – Recipe (* - 1) many-to-one – só you will have a Recipy reference variable in the EntityObject</text:p>
            </text:list-item>
          </text:list>
        </text:list-item>
      </text:list>
      <text:p text:style-name="P33"/>
      <text:p text:style-name="P33"><draw:frame text:anchor-type="paragraph" draw:z-index="20" draw:name="Text Frame 2" draw:style-name="gr12" draw:text-style-name="P93"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13" draw:text-style-name="P93"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2" draw:text-style-name="P93"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63" text:outline-level="1">Lesson 133 + 134 Create one-to-one relationship</text:h>
      <text:p text:style-name="P48"><text:a xlink:type="simple" xlink:href="https://github.com/roloje777/spring5-recipe-app/tree/one-to-one-jpa-assign-review" text:style-name="Internet_20_link" text:visited-style-name="Visited_20_Internet_20_Link"><text:span text:style-name="T25">Branch here</text:span></text:a></text:p>
      <text:p text:style-name="P47"/>
      <text:p text:style-name="P47">Create Unit of Measure Entity</text:p>
      <text:p text:style-name="P47">• Create a unidirectional relationship from</text:p>
      <text:p text:style-name="P47">Ingredient to Unit of Measure</text:p>
      <text:p text:style-name="P47">• DO NOT cascade persistence events from</text:p>
      <text:p text:style-name="P40">Ingredient to Unit of Measure</text:p>
      <text:p text:style-name="P40"><text:s text:c="12"/></text:p>
      <text:p text:style-name="P40"><text:s text:c="46"/></text:p>
      <text:p text:style-name="P40"><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7" text:anchor-type="paragraph" svg:x="-0.295cm" svg:y="0.236cm" svg:width="13.328cm" draw:z-index="24"><draw:text-box fo:min-height="10.777cm"><text:p text:style-name="Drawing"><draw:frame text:anchor-type="paragraph" draw:z-index="25" draw:name="Text Frame 5" draw:style-name="gr11" draw:text-style-name="P95" svg:width="13.327cm" svg:height="10.776cm" svg:x="0cm" svg:y="0cm"><draw:text-box><text:p text:style-name="P90"><text:span text:style-name="T48">@Entity</text:span><text:span text:style-name="T48"><text:line-break/></text:span><text:span text:style-name="T45">public class </text:span><text:span text:style-name="T46">Ingredient {</text:span></text:p><text:p text:style-name="P90"><text:span text:style-name="T46">..</text:span></text:p><text:p text:style-name="P90"><text:span text:style-name="T46"><text:s text:c="3"/></text:span><text:span text:style-name="T52">/*</text:span><text:span text:style-name="T52"><text:line-break/></text:span><text:span text:style-name="T52"> <text:s/>FetchType is EAGER by default.</text:span><text:span text:style-name="T52"><text:line-break/></text:span><text:span text:style-name="T52"> <text:s/>This is just a way to show other developers the intent</text:span><text:span text:style-name="T52"><text:line-break/></text:span><text:span text:style-name="T52"> <text:s/>Tells Hibernate I want you to get it every time.</text:span><text:span text:style-name="T52"><text:line-break/></text:span><text:span text:style-name="T52">*/</text:span><text:span text:style-name="T52"><text:line-break/></text:span><text:span text:style-name="T52"> <text:s text:c="2"/></text:span><text:span text:style-name="T48">@OneToOne</text:span><text:span text:style-name="T46">(fetch=FetchType.</text:span><text:span text:style-name="T49">EAGER</text:span><text:span text:style-name="T46">)</text:span><text:span text:style-name="T46"><text:line-break/></text:span><text:span text:style-name="T46"> <text:s text:c="2"/></text:span><text:span text:style-name="T45">private </text:span><text:span text:style-name="T46">UnitOfMeasure </text:span><text:span text:style-name="T50">uom</text:span><text:span text:style-name="T45">;</text:span></text:p><text:p text:style-name="P90"><text:span text:style-name="T45"/></text:p><text:p text:style-name="P90"><text:span text:style-name="T45"/></text:p><text:p text:style-name="P90"><text:span text:style-name="T45">…</text:span></text:p><text:p text:style-name="P90"><text:span text:style-name="T45"/></text:p><text:p text:style-name="P90"><text:span text:style-name="T45">public </text:span><text:span text:style-name="T46">UnitOfMeasure </text:span><text:span text:style-name="T51">getUom</text:span><text:span text:style-name="T46">() {</text:span><text:span text:style-name="T46"><text:line-break/></text:span><text:span text:style-name="T46"> <text:s text:c="3"/></text:span><text:span text:style-name="T45">return </text:span><text:span text:style-name="T50">uom</text:span><text:span text:style-name="T45">;</text:span><text:span text:style-name="T45"><text:line-break/></text:span><text:span text:style-name="T46">}</text:span><text:span text:style-name="T46"><text:line-break/></text:span><text:span text:style-name="T46"><text:line-break/></text:span><text:span text:style-name="T45">public void </text:span><text:span text:style-name="T51">setUom</text:span><text:span text:style-name="T46">(UnitOfMeasure uom) {</text:span><text:span text:style-name="T46"><text:line-break/></text:span><text:span text:style-name="T46"> <text:s text:c="3"/></text:span><text:span text:style-name="T45">this</text:span><text:span text:style-name="T46">.</text:span><text:span text:style-name="T50">uom </text:span><text:span text:style-name="T46">= uom</text:span><text:span text:style-name="T45">;</text:span><text:span text:style-name="T45"><text:line-break/></text:span><text:span text:style-name="T46">}</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2" draw:name="Frame8" text:anchor-type="paragraph" svg:x="0.254cm" svg:y="0.148cm" svg:width="16.233cm" draw:z-index="26"><draw:text-box fo:min-height="13.155cm"><text:p text:style-name="Drawing"><draw:frame text:anchor-type="paragraph" draw:z-index="27" draw:name="Text Frame 6" draw:style-name="gr10" draw:text-style-name="P94" svg:width="16.232cm" svg:height="13.154cm" svg:x="0cm" svg:y="0cm"><draw:text-box><text:p text:style-name="P90"><text:span text:style-name="T45">package </text:span><text:span text:style-name="T46">guru.springframework.domain</text:span><text:span text:style-name="T45">;</text:span><text:span text:style-name="T45"><text:line-break/></text:span><text:span text:style-name="T45"><text:line-break/></text:span><text:span text:style-name="T45">import </text:span><text:span text:style-name="T46">javax.persistence.*</text:span><text:span text:style-name="T45">;</text:span><text:span text:style-name="T45"><text:line-break/></text:span><text:span text:style-name="T45"><text:line-break/></text:span><text:span text:style-name="T48">@Entity</text:span><text:span text:style-name="T48"><text:line-break/></text:span><text:span text:style-name="T45">public class </text:span><text:span text:style-name="T46">UnitOfMeasure {</text:span><text:span text:style-name="T46"><text:line-break/></text:span><text:span text:style-name="T46"><text:line-break/></text:span><text:span text:style-name="T46"> <text:s text:c="3"/></text:span><text:span text:style-name="T48">@Id</text:span><text:span text:style-name="T48"><text:line-break/></text:span><text:span text:style-name="T48"> <text:s text:c="3"/>@GeneratedValue</text:span><text:span text:style-name="T46">(strategy = GenerationType.</text:span><text:span text:style-name="T49">IDENTITY</text:span><text:span text:style-name="T46">)</text:span><text:span text:style-name="T46"><text:line-break/></text:span><text:span text:style-name="T46"> <text:s text:c="3"/></text:span><text:span text:style-name="T45">private </text:span><text:span text:style-name="T46">Long </text:span><text:span text:style-name="T50">id</text:span><text:span text:style-name="T45">;</text:span><text:span text:style-name="T45"><text:line-break/></text:span><text:span text:style-name="T45"> <text:s text:c="3"/>private </text:span><text:span text:style-name="T46">String </text:span><text:span text:style-name="T50">description</text:span><text:span text:style-name="T45">;</text:span><text:span text:style-name="T45"><text:line-break/></text:span><text:span text:style-name="T45"><text:line-break/></text:span><text:span text:style-name="T45"><text:line-break/></text:span><text:span text:style-name="T45"> <text:s text:c="3"/>public </text:span><text:span text:style-name="T46">Long </text:span><text:span text:style-name="T51">getId</text:span><text:span text:style-name="T46">() {</text:span><text:span text:style-name="T46"><text:line-break/></text:span><text:span text:style-name="T46"> <text:s text:c="7"/></text:span><text:span text:style-name="T45">return </text:span><text:span text:style-name="T50">id</text:span><text:span text:style-name="T45">;</text:span><text:span text:style-name="T45"><text:line-break/></text:span><text:span text:style-name="T45"> <text:s text:c="3"/></text:span><text:span text:style-name="T46">}</text:span><text:span text:style-name="T46"><text:line-break/></text:span><text:span text:style-name="T46"><text:line-break/></text:span><text:span text:style-name="T46"> <text:s text:c="3"/></text:span><text:span text:style-name="T45">public void </text:span><text:span text:style-name="T51">setId</text:span><text:span text:style-name="T46">(Long id) {</text:span><text:span text:style-name="T46"><text:line-break/></text:span><text:span text:style-name="T46"> <text:s text:c="7"/></text:span><text:span text:style-name="T45">this</text:span><text:span text:style-name="T46">.</text:span><text:span text:style-name="T50">id </text:span><text:span text:style-name="T46">= id</text:span><text:span text:style-name="T45">;</text:span><text:span text:style-name="T45"><text:line-break/></text:span><text:span text:style-name="T45"> <text:s text:c="3"/></text:span><text:span text:style-name="T46">}</text:span><text:span text:style-name="T46"><text:line-break/></text:span><text:span text:style-name="T46"><text:line-break/></text:span><text:span text:style-name="T46"> <text:s text:c="3"/></text:span><text:span text:style-name="T45">public </text:span><text:span text:style-name="T46">String </text:span><text:span text:style-name="T51">getDescription</text:span><text:span text:style-name="T46">() {</text:span><text:span text:style-name="T46"><text:line-break/></text:span><text:span text:style-name="T46"> <text:s text:c="7"/></text:span><text:span text:style-name="T45">return </text:span><text:span text:style-name="T50">description</text:span><text:span text:style-name="T45">;</text:span><text:span text:style-name="T45"><text:line-break/></text:span><text:span text:style-name="T45"> <text:s text:c="3"/></text:span><text:span text:style-name="T46">}</text:span><text:span text:style-name="T46"><text:line-break/></text:span><text:span text:style-name="T46"><text:line-break/></text:span><text:span text:style-name="T46"> <text:s text:c="3"/></text:span><text:span text:style-name="T45">public void </text:span><text:span text:style-name="T51">setDescription</text:span><text:span text:style-name="T46">(String description) {</text:span><text:span text:style-name="T46"><text:line-break/></text:span><text:span text:style-name="T46"> <text:s text:c="7"/></text:span><text:span text:style-name="T45">this</text:span><text:span text:style-name="T46">.</text:span><text:span text:style-name="T50">description </text:span><text:span text:style-name="T46">= description</text:span><text:span text:style-name="T45">;</text:span><text:span text:style-name="T45"><text:line-break/></text:span><text:span text:style-name="T45"> <text:s text:c="3"/></text:span><text:span text:style-name="T46">}</text:span><text:span text:style-name="T46"><text:line-break/></text:span><text:span text:style-name="T46"><text:line-break/></text:span><text:span text:style-name="T46"><text:line-break/></text:span><text:span text:style-name="T46">}</text:span><text:span text:style-name="T46"><text:line-break/></text:span><text:span text:style-name="T4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64" text:outline-level="1">Lesson 136 JPA Enumerations</text:h>
      <text:p text:style-name="P49"/>
      <text:p text:style-name="P49"><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9" text:anchor-type="paragraph" svg:x="0.339cm" svg:y="0.697cm" svg:width="10.433cm" draw:z-index="29"><draw:text-box fo:min-height="4.046cm"><text:p text:style-name="Drawing"><draw:frame text:anchor-type="paragraph" draw:z-index="30" draw:name="Text Frame 7" draw:style-name="gr9" draw:text-style-name="P9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Frame10" text:anchor-type="paragraph" svg:x="0.284cm" svg:y="0.146cm" svg:width="10.31cm" draw:z-index="31"><draw:text-box fo:min-height="7.793cm"><text:p text:style-name="Drawing"><draw:frame text:anchor-type="paragraph" draw:z-index="32" draw:name="Text Frame 8" draw:style-name="gr8" draw:text-style-name="P9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3"/>
      <text:p text:style-name="P50"><text:a xlink:type="simple" xlink:href="https://github.com/roloje777/spring5-recipe-app/commit/d26c6b1bd687f6bc9b45d9da0d1d4bc5f5a4401d" text:style-name="Internet_20_link" text:visited-style-name="Visited_20_Internet_20_Link"><text:span text:style-name="T21">see changes here</text:span></text:a></text:p>
      <text:p text:style-name="P52"/>
      <text:p text:style-name="P9"/>
      <text:p text:style-name="P40"/>
      <text:h text:style-name="P65" text:outline-level="1">Lesson 137 Many To Many RelationShip</text:h>
      <text:p text:style-name="P54"/>
      <text:p text:style-name="P54"><text:a xlink:type="simple" xlink:href="https://github.com/roloje777/spring5-recipe-app/tree/many-to-many-jpa-example" text:style-name="Internet_20_link" text:visited-style-name="Visited_20_Internet_20_Link"><text:span text:style-name="T38">many-to-many-jpa-example</text:span></text:a></text:p>
      <text:p text:style-name="P54"/>
      <text:p text:style-name="P54"><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4"/>
      <text:p text:style-name="P54"/>
      <text:p text:style-name="P54"/>
      <text:p text:style-name="P54"/>
      <text:p text:style-name="P54"/>
      <text:p text:style-name="P54"/>
      <text:p text:style-name="P54"/>
      <text:p text:style-name="P54"/>
      <text:p text:style-name="P54"/>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2" draw:name="Frame11" text:anchor-type="paragraph" svg:x="0.069cm" svg:y="0.639cm" svg:width="15.699cm" draw:z-index="34"><draw:text-box fo:min-height="5.525cm"><text:p text:style-name="Drawing"><draw:frame text:anchor-type="paragraph" draw:z-index="35" draw:name="Text Frame 9" draw:style-name="gr7" draw:text-style-name="P9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2" draw:name="Frame12" text:anchor-type="paragraph" svg:x="0.083cm" svg:y="0.22cm" svg:width="16cm" draw:z-index="36"><draw:text-box fo:min-height="3.538cm"><text:p text:style-name="Drawing"><draw:frame text:anchor-type="paragraph" draw:z-index="37" draw:name="Text Frame 10" draw:style-name="gr6" draw:text-style-name="P9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6"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1"><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5"><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2" draw:name="Frame13" text:anchor-type="paragraph" svg:x="0.055cm" svg:y="0.275cm" svg:width="12.587cm" draw:z-index="42"><draw:text-box fo:min-height="4.115cm"><text:p text:style-name="Drawing"><draw:frame text:anchor-type="paragraph" draw:z-index="43" draw:name="Text Frame 11" draw:style-name="gr5" draw:text-style-name="P92" svg:width="12.299cm" svg:height="2.879cm" svg:x="0.145cm" svg:y="0cm"><draw:text-box><text:p text:style-name="P90"><text:span text:style-name="T48">..</text:span></text:p><text:p text:style-name="P90"><text:span text:style-name="T48">@OneToMany</text:span><text:span text:style-name="T46">(cascade = CascadeType.</text:span><text:span text:style-name="T49">ALL</text:span><text:span text:style-name="T45">, </text:span><text:span text:style-name="T46">mappedBy = </text:span><text:span text:style-name="T47">"recipe"</text:span><text:span text:style-name="T46">)</text:span><text:span text:style-name="T46"><text:line-break/></text:span><text:span text:style-name="T45">private </text:span><text:span text:style-name="T46">Set&lt;Ingredient&gt; </text:span><text:span text:style-name="T50">ingredients</text:span><text:span text:style-name="T45">;</text:span></text:p><text:p text:style-name="P90"><text:span text:style-name="T45"/></text:p><text:p text:style-name="P90"><text:span text:style-name="T45">..</text:span></text:p><text:p text:style-name="P90"><text:span text:style-name="T48">@OneToOne</text:span><text:span text:style-name="T46">(cascade = CascadeType.</text:span><text:span text:style-name="T49">ALL</text:span><text:span text:style-name="T46">)</text:span><text:span text:style-name="T46"><text:line-break/></text:span><text:span text:style-name="T45">private </text:span><text:span text:style-name="T46">Notes </text:span><text:span text:style-name="T50">notes</text:span><text:span text:style-name="T45">;</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2" draw:name="Frame14" text:anchor-type="paragraph" svg:x="0.083cm" svg:y="-0.012cm" svg:width="13.395cm" draw:z-index="44"><draw:text-box fo:min-height="5.482cm"><text:p text:style-name="Drawing"><draw:frame text:anchor-type="paragraph" draw:z-index="45" draw:name="Text Frame 12" draw:style-name="gr4" draw:text-style-name="P92" svg:width="13.394cm" svg:height="5.481cm" svg:x="0cm" svg:y="0cm"><draw:text-box><text:p text:style-name="P90"><text:span text:style-name="T45">public interface </text:span><text:span text:style-name="T46">UnitOfMeasureRepository </text:span><text:span text:style-name="T45">extends </text:span><text:span text:style-name="T46">CrudRepository&lt;UnitOfMeasure</text:span><text:span text:style-name="T45">, </text:span><text:span text:style-name="T46">Long&gt; {</text:span><text:span text:style-name="T46"><text:line-break/></text:span><text:span text:style-name="T46">}</text:span></text:p><text:p text:style-name="P90"><text:span text:style-name="T46"/></text:p><text:p text:style-name="P90"><text:span text:style-name="T45">public interface </text:span><text:span text:style-name="T46">RecipeRepository </text:span><text:span text:style-name="T45">extends </text:span><text:span text:style-name="T46">CrudRepository&lt;Recipe</text:span><text:span text:style-name="T45">, </text:span><text:span text:style-name="T46">Long&gt; {</text:span><text:span text:style-name="T46"><text:line-break/></text:span><text:span text:style-name="T46">}</text:span></text:p><text:p text:style-name="P90"><text:span text:style-name="T46"/></text:p><text:p text:style-name="P90"><text:span text:style-name="T45">public interface </text:span><text:span text:style-name="T46">CategoryRepository </text:span><text:span text:style-name="T45">extends </text:span><text:span text:style-name="T46">CrudRepository&lt;Category</text:span><text:span text:style-name="T45">, </text:span><text:span text:style-name="T46">Long&gt; {</text:span><text:span text:style-name="T46"><text:line-break/></text:span><text:span text:style-name="T46">}</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5"><text:a xlink:type="simple" xlink:href="https://github.com/roloje777/spring5-recipe-app/commit/37be3670000e376d745205fde7a82e4ac1be1fe8" text:style-name="Internet_20_link" text:visited-style-name="Visited_20_Internet_20_Link"><text:span text:style-name="T30">see changes here</text:span></text:a></text:p>
      <text:p text:style-name="P55"/>
      <text:p text:style-name="P55"/>
      <text:h text:style-name="P66" text:outline-level="1">Lesson 139 Database initialization with Spring</text:h>
      <text:p text:style-name="P58"/>
      <text:p text:style-name="P60"><text:a xlink:type="simple" xlink:href="https://github.com/roloje777/spring5-recipe-app/tree/database-initialization" text:style-name="Internet_20_link" text:visited-style-name="Visited_20_Internet_20_Link">Database-initialization</text:a></text:p>
      <text:p text:style-name="P58"><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8"><draw:frame draw:style-name="fr2" draw:name="Frame15" text:anchor-type="paragraph" svg:x="-0.15cm" svg:y="0.513cm" svg:width="11.599cm" draw:z-index="46"><draw:text-box fo:min-height="4.979cm"><text:p text:style-name="Drawing"><draw:frame text:anchor-type="paragraph" draw:z-index="47" draw:name="Text Frame 13" draw:style-name="gr3" draw:text-style-name="P91" svg:width="11.598cm" svg:height="4.978cm" svg:x="0cm" svg:y="0cm"><draw:text-box><text:p text:style-name="P90"><text:span text:style-name="T45">INSERT INTO </text:span><text:span text:style-name="T46">category (description) </text:span><text:span text:style-name="T45">VALUES </text:span><text:span text:style-name="T46">(</text:span><text:span text:style-name="T47">'American'</text:span><text:span text:style-name="T46">);</text:span><text:span text:style-name="T46"><text:line-break/></text:span><text:span text:style-name="T45">INSERT INTO </text:span><text:span text:style-name="T46">category (description) </text:span><text:span text:style-name="T45">VALUES </text:span><text:span text:style-name="T46">(</text:span><text:span text:style-name="T47">'Italian'</text:span><text:span text:style-name="T46">);</text:span><text:span text:style-name="T46"><text:line-break/></text:span><text:span text:style-name="T45">INSERT INTO </text:span><text:span text:style-name="T46">category (description) </text:span><text:span text:style-name="T45">VALUES </text:span><text:span text:style-name="T46">(</text:span><text:span text:style-name="T47">'Mexican'</text:span><text:span text:style-name="T46">);</text:span><text:span text:style-name="T46"><text:line-break/></text:span><text:span text:style-name="T45">INSERT INTO </text:span><text:span text:style-name="T46">category (description) </text:span><text:span text:style-name="T45">VALUES </text:span><text:span text:style-name="T46">(</text:span><text:span text:style-name="T47">'Fast Food'</text:span><text:span text:style-name="T46">);</text:span><text:span text:style-name="T46"><text:line-break/></text:span><text:span text:style-name="T45">INSERT INTO </text:span><text:span text:style-name="T46">unit_of_measure (description) </text:span><text:span text:style-name="T45">VALUES </text:span><text:span text:style-name="T46">(</text:span><text:span text:style-name="T47">'Teaspoon'</text:span><text:span text:style-name="T46">);</text:span><text:span text:style-name="T46"><text:line-break/></text:span><text:span text:style-name="T45">INSERT INTO </text:span><text:span text:style-name="T46">unit_of_measure (description) </text:span><text:span text:style-name="T45">VALUES </text:span><text:span text:style-name="T46">(</text:span><text:span text:style-name="T47">'Tablespoon'</text:span><text:span text:style-name="T46">);</text:span><text:span text:style-name="T46"><text:line-break/></text:span><text:span text:style-name="T45">INSERT INTO </text:span><text:span text:style-name="T46">unit_of_measure (description) </text:span><text:span text:style-name="T45">VALUES </text:span><text:span text:style-name="T46">(</text:span><text:span text:style-name="T47">'Cup'</text:span><text:span text:style-name="T46">);</text:span><text:span text:style-name="T46"><text:line-break/></text:span><text:span text:style-name="T45">INSERT INTO </text:span><text:span text:style-name="T46">unit_of_measure (description) </text:span><text:span text:style-name="T45">VALUES </text:span><text:span text:style-name="T46">(</text:span><text:span text:style-name="T47">'Pinch'</text:span><text:span text:style-name="T46">);</text:span><text:span text:style-name="T46"><text:line-break/></text:span><text:span text:style-name="T45">INSERT INTO </text:span><text:span text:style-name="T46">unit_of_measure (description) </text:span><text:span text:style-name="T45">VALUES </text:span><text:span text:style-name="T46">(</text:span><text:span text:style-name="T47">'Ounce'</text:span><text:span text:style-name="T4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Note, I also had to add the following to the application.properties file, as it through errors if not added.</text:span></text:span></text:p>
      <text:p text:style-name="P58"><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7"><text:span text:style-name="Strong_20_Emphasis"><text:span text:style-name="T35">spring.jpa.defer-datasource-initialization</text:span></text:span><text:span text:style-name="T41">=</text:span><text:span text:style-name="T40">true</text:span></text:p>
      <text:p text:style-name="P56"><text:span text:style-name="Strong_20_Emphasis"><text:span text:style-name="T33"/></text:span></text:p>
      <text:p text:style-name="P58"><text:span text:style-name="Strong_20_Emphasis"><text:span text:style-name="T33"/></text:span></text:p>
      <text:p text:style-name="P58"><text:span text:style-name="Strong_20_Emphasis"><text:span text:style-name="T33">Now when I run the application it populates the two tables with that data</text:span></text:span></text:p>
      <text:p text:style-name="P58"><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9"><text:s text:c="8"/></text:p>
      <text:p text:style-name="P59"/>
      <text:p text:style-name="P59"/>
      <text:p text:style-name="P59"/>
      <text:p text:style-name="P59"/>
      <text:p text:style-name="P59"/>
      <text:p text:style-name="P59"/>
      <text:p text:style-name="P58"><text:a xlink:type="simple" xlink:href="https://github.com/roloje777/spring5-recipe-app/commit/8cf3c81a61a5d97bd7d0f4970e6b52540908627e" text:style-name="Internet_20_link" text:visited-style-name="Visited_20_Internet_20_Link"><text:span text:style-name="T43">see changes here</text:span></text:a></text:p>
      <text:p text:style-name="P58"/>
      <text:h text:style-name="P67" text:outline-level="1"><text:soft-page-break/>Lesson 140 Spring Data JPA Aquery Methods</text:h>
      <text:p text:style-name="P86"/>
      <text:p text:style-name="P8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85"><draw:frame text:anchor-type="paragraph" draw:z-index="50" draw:name="Text Frame 14" draw:style-name="gr2" draw:text-style-name="P89"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85"><text:s/></text:p>
      <text:p text:style-name="P85"/>
      <text:p text:style-name="P85"/>
      <text:p text:style-name="P85"/>
      <text:p text:style-name="P85"/>
      <text:p text:style-name="P85">Se set up the repositories and inject them on out conroller, then use its methods to retirev the information from the database.</text:p>
      <text:p text:style-name="P85"><draw:frame draw:style-name="fr2" draw:name="Frame16" text:anchor-type="paragraph" svg:x="0.529cm" svg:y="0.64cm" svg:width="16.369cm" draw:z-index="51"><draw:text-box fo:min-height="14.517cm"><text:p text:style-name="Drawing"><draw:frame text:anchor-type="paragraph" draw:z-index="52" draw:name="Text Frame 15" draw:style-name="gr1" draw:text-style-name="P88" svg:width="16.368cm" svg:height="14.516cm" svg:x="0cm" svg:y="0cm"><draw:text-box><text:p text:style-name="P87"><text:span text:style-name="T44">public interface CategoryRepository extends CrudRepository&lt;Category, Long&gt; {</text:span></text:p><text:p text:style-name="P87"><text:span text:style-name="T44"/></text:p><text:p text:style-name="P87"><text:span text:style-name="T44"><text:s text:c="4"/></text:span><text:span text:style-name="T44">Optional&lt;Category&gt; findByDescription(String description);</text:span></text:p><text:p text:style-name="P87"><text:span text:style-name="T44">}</text:span></text:p><text:p text:style-name="P87"><text:span text:style-name="T44">--------------------------</text:span></text:p><text:p text:style-name="P87"><text:span text:style-name="T44">public interface UnitOfMeasureRepository extends CrudRepository&lt;UnitOfMeasure, Long&gt; {</text:span></text:p><text:p text:style-name="P87"><text:span text:style-name="T44"/></text:p><text:p text:style-name="P87"><text:span text:style-name="T44"><text:s text:c="4"/></text:span><text:span text:style-name="T44">Optional&lt;UnitOfMeasure&gt; findByDescription(String description);</text:span></text:p><text:p text:style-name="P87"><text:span text:style-name="T44">}</text:span></text:p><text:p text:style-name="P87"><text:span text:style-name="T44">-----------------------------</text:span></text:p><text:p text:style-name="P87"><text:span text:style-name="T44">@Controller</text:span></text:p><text:p text:style-name="P87"><text:span text:style-name="T44">public class IndexController {</text:span></text:p><text:p text:style-name="P87"><text:span text:style-name="T44"/></text:p><text:p text:style-name="P87"><text:span text:style-name="T44"><text:s text:c="4"/></text:span><text:span text:style-name="T44">private CategoryRepository categoryRepository;</text:span></text:p><text:p text:style-name="P87"><text:span text:style-name="T44"><text:s text:c="4"/></text:span><text:span text:style-name="T44">private UnitOfMeasureRepository unitOfMeasureRepository;</text:span></text:p><text:p text:style-name="P87"><text:span text:style-name="T44"/></text:p><text:p text:style-name="P87"><text:span text:style-name="T44"><text:s text:c="4"/></text:span><text:span text:style-name="T44">public IndexController(CategoryRepository categoryRepository, UnitOfMeasureRepository unitOfMeasureRepository) {</text:span></text:p><text:p text:style-name="P87"><text:span text:style-name="T44"><text:s text:c="8"/></text:span><text:span text:style-name="T44">this.categoryRepository = categoryRepository;</text:span></text:p><text:p text:style-name="P87"><text:span text:style-name="T44"><text:s text:c="8"/></text:span><text:span text:style-name="T44">this.unitOfMeasureRepository = unitOfMeasureRepository;</text:span></text:p><text:p text:style-name="P87"><text:span text:style-name="T44"><text:s text:c="4"/></text:span><text:span text:style-name="T44">}</text:span></text:p><text:p text:style-name="P87"><text:span text:style-name="T44"/></text:p><text:p text:style-name="P87"><text:span text:style-name="T44"><text:s text:c="4"/></text:span><text:span text:style-name="T44">@RequestMapping({"", "/", "/index"})</text:span></text:p><text:p text:style-name="P87"><text:span text:style-name="T44"><text:s text:c="4"/></text:span><text:span text:style-name="T44">public String getIndexPage(){</text:span></text:p><text:p text:style-name="P87"><text:span text:style-name="T44"/></text:p><text:p text:style-name="P87"><text:span text:style-name="T44"><text:s text:c="8"/></text:span><text:span text:style-name="T44">Optional&lt;Category&gt; categoryOptional = categoryRepository.findByDescription("American");</text:span></text:p><text:p text:style-name="P87"><text:span text:style-name="T44"><text:s text:c="8"/></text:span><text:span text:style-name="T44">Optional&lt;UnitOfMeasure&gt; unitOfMeasureOptional = unitOfMeasureRepository.findByDescription("Teaspoon");</text:span></text:p><text:p text:style-name="P87"><text:span text:style-name="T44"/></text:p><text:p text:style-name="P87"><text:span text:style-name="T44"><text:s text:c="8"/></text:span><text:span text:style-name="T44">System.out.println("Cat Id is: " + categoryOptional.get().getId());</text:span></text:p><text:p text:style-name="P87"><text:span text:style-name="T44"><text:s text:c="8"/></text:span><text:span text:style-name="T44">System.out.println("UOM ID is: " + unitOfMeasureOptional.get().getId());</text:span></text:p><text:p text:style-name="P87"><text:span text:style-name="T44"/></text:p><text:p text:style-name="P87"><text:span text:style-name="T44"><text:s text:c="8"/></text:span><text:span text:style-name="T44">return "index";</text:span></text:p><text:p text:style-name="P87"><text:span text:style-name="T44"><text:s text:c="4"/></text:span><text:span text:style-name="T44">}</text:span></text:p></draw:text-box></draw:frame>Drawing <text:sequence text:ref-name="refDrawing12" text:name="Drawing" text:formula="ooow:Drawing+1" style:num-format="1">13</text:sequence>: Implementation</text:p></draw:text-box></draw:frame></text:p>
      <text:p text:style-name="P85"><text:s text:c="2"/></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draw:frame draw:style-name="fr1" draw:name="Frame17" text:anchor-type="char" svg:width="13.203cm" draw:z-index="53"><draw:text-box fo:min-height="4.101cm"><text:p text:style-name="Figure"><draw:frame draw:style-name="fr4"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85"/>
      <text:p text:style-name="P85"/>
      <text:p text:style-name="P85"/>
      <text:p text:style-name="P85"/>
      <text:p text:style-name="P85"/>
      <text:p text:style-name="P85"/>
      <text:p text:style-name="P85"/>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2T08:11:52.781451112</dc:date>
    <meta:editing-duration>PT2H47M14S</meta:editing-duration>
    <meta:editing-cycles>35</meta:editing-cycles>
    <meta:generator>LibreOffice/7.3.7.2$Linux_X86_64 LibreOffice_project/30$Build-2</meta:generator>
    <meta:document-statistic meta:table-count="0" meta:image-count="15" meta:object-count="0" meta:page-count="25" meta:paragraph-count="217" meta:word-count="2853" meta:character-count="16036" meta:non-whitespace-character-count="13192"/>
  </office:meta>
</office:document-meta>
</file>